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Arial Black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tude de la solution Technique : </text:p>
      <text:p text:style-name="P3">Ligne au sol + Capteur de couleur</text:p>
      <text:p text:style-name="P1"/>
      <text:p text:style-name="P2">Capteur de couleur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05T11:23:15.30</meta:creation-date>
    <dc:date>2014-12-05T11:36:06</dc:date>
    <meta:editing-duration>PT5M58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3" meta:word-count="17" meta:character-count="87"/>
  </office:meta>
</office:document-meta>
</file>